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LCO DE QUISPE DIONIS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1148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LCO DE QUISPE, DION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3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CHALCO, DEYANIRA CONSUEL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9273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46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